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açãoDeCasoDeUso" style:family="table">
      <style:table-properties style:width="17cm" table:align="margins"/>
    </style:style>
    <style:style style:name="DocumentaçãoDeCasoDeUso.A" style:family="table-column">
      <style:table-column-properties style:column-width="8.5cm" style:rel-column-width="32767*"/>
    </style:style>
    <style:style style:name="DocumentaçãoDeCasoDeUso.B" style:family="table-column">
      <style:table-column-properties style:column-width="8.5cm" style:rel-column-width="32768*"/>
    </style:style>
    <style:style style:name="DocumentaçãoDeCasoDeUs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ocumentaçãoDeCasoDeUso.B1" style:family="table-cell">
      <style:table-cell-properties fo:background-color="#cccccc" fo:padding="0.097cm" fo:border="0.05pt solid #000000">
        <style:background-image/>
      </style:table-cell-properties>
    </style:style>
    <style:style style:name="DocumentaçãoDeCasoDeUso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DocumentaçãoDeCaso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mentaçãoDeCasoDeUso.A1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2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3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7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5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6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e604" officeooo:paragraph-rsid="000be604"/>
    </style:style>
    <style:style style:name="P2" style:family="paragraph" style:parent-style-name="Table_20_Contents">
      <style:paragraph-properties fo:background-color="#cccccc">
        <style:background-image/>
      </style:paragraph-properties>
      <style:text-properties officeooo:rsid="000be604" officeooo:paragraph-rsid="000be604"/>
    </style:style>
    <style:style style:name="P3" style:family="paragraph" style:parent-style-name="Table_20_Contents">
      <style:text-properties officeooo:rsid="000be604" officeooo:paragraph-rsid="000be604"/>
    </style:style>
    <style:style style:name="P4" style:family="paragraph" style:parent-style-name="Table_20_Contents">
      <style:paragraph-properties fo:text-align="center" style:justify-single-word="false"/>
      <style:text-properties officeooo:rsid="000be604" officeooo:paragraph-rsid="000be60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604" officeooo:paragraph-rsid="000be604" style:font-weight-asian="bold" style:font-weight-complex="bold"/>
    </style:style>
    <style:style style:name="P6" style:family="paragraph" style:parent-style-name="Table_20_Heading">
      <style:paragraph-properties fo:background-color="#cccccc">
        <style:background-image/>
      </style:paragraph-properties>
      <style:text-properties officeooo:rsid="000f58f4" officeooo:paragraph-rsid="000f58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ocumentaçãoDeCasoDeUso" table:style-name="DocumentaçãoDeCasoDeUso">
        <table:table-column table:style-name="DocumentaçãoDeCasoDeUso.A"/>
        <table:table-column table:style-name="DocumentaçãoDeCasoDeUso.B"/>
        <table:table-header-rows>
          <table:table-row>
            <table:table-cell table:style-name="DocumentaçãoDeCasoDeUso.A1" office:value-type="string">
              <text:p text:style-name="P1">Nome do Caso de Uso</text:p>
            </table:table-cell>
            <table:table-cell table:style-name="DocumentaçãoDeCasoDeUso.B1" office:value-type="string">
              <text:p text:style-name="P6">Cadastrar Usuário</text:p>
            </table:table-cell>
          </table:table-row>
        </table:table-header-rows>
        <table:table-row>
          <table:table-cell table:style-name="DocumentaçãoDeCasoDeUso.A2" office:value-type="string">
            <text:p text:style-name="P3">Caso de Uso Ger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 Princip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es Secundário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Resumo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ré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ós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5">Fluxo Principal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table:number-rows-spanned="2" office:value-type="string">
            <text:p text:style-name="P2">Restrições/Valida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covered-table-cell/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Alternativo – (nome do fluxo)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de Exceção – Cliente menor de idade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8:05:57.152000000</meta:creation-date>
    <dc:date>2015-06-13T09:05:05.762000000</dc:date>
    <meta:editing-duration>P0D</meta:editing-duration>
    <meta:editing-cycles>1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18" meta:word-count="51" meta:character-count="316" meta:non-whitespace-character-count="281"/>
  </office:meta>
</office:document-meta>
</file>